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 style:list-style-name="WW8Num1">
      <style:paragraph-properties fo:line-height="150%" fo:text-align="justify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588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588cm" style:auto-text-indent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588cm" style:auto-text-indent="false"/>
      <style:text-properties fo:font-style="italic" style:font-style-asian="italic"/>
    </style:style>
    <style:style style:name="P7" style:family="paragraph" style:parent-style-name="Standard">
      <style:paragraph-properties fo:margin-left="2.858cm" fo:margin-right="0cm" fo:line-height="150%" fo:text-align="justify" style:justify-single-word="false" fo:text-indent="0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width="15.236cm" draw:visible-area-height="11.42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latório</text:p>
      <text:p text:style-name="P1"/>
      <text:p text:style-name="P4">Introdução</text:p>
      <text:p text:style-name="P5">O problema apresentado se caracterizava pelo desenvolvimento de um programa para o gerenciamento de vôos em aeroportos brasileiros. Funções para inserção de aeroportos, inserção e remoção de vôos e busca por vôos, impressão de vôos a partir de um aeroporto específico e impressão de todos os vôos deveriam ser implementadas nesse problema, sendo a mais complexa aquela que faz a busca por vôos.</text:p>
      <text:p text:style-name="P4">Implementação</text:p>
      <text:p text:style-name="P4"/>
      <text:p text:style-name="P6">Estruturas</text:p>
      <text:p text:style-name="P5">Para este programa, foram utilizadas estruturas de dados do tipo lista implementadas de duas formas diferentes. A primeira lista foi implementada como um vetor de estruturas, onde ficaram armazenados os aeroportos. Esta lista é iniciada com o tamanho de dez elementos, e cada elemento possui uma ID, o nome da cidade, o código do aeroporto e uma lista encadeada com todos os vôos que partem daquele nodo em específico.</text:p>
      <text:p text:style-name="P5">Logo que o vetor de aeroportos é criado, ele é também iniciado com as IDs dos aeroportos em ordem crescente, os campos cidade e código são preenchidos com a string “&lt;vazio&gt;”, para indicar que ainda não há nenhum aeroporto cadastrado naquela posição. É criado também o nodo cabeça da lista encadeada de adjacências. Nesta lista de adjacências, cada nodo é um vôo e possui em sua estrutura o número do vôo, um ponteiro para o próximo vôo (ou para nulo, se for o último item da lista) e um segundo ponteiro para a lista de adjacencias aeroporto de destino. O nodo cabeça está sempre vazio, e é nele que novos vôos são inseridos sendo criado, em seguida, um novo nodo cabeça, que será colocado no lugar do anterior.</text:p>
      <text:p text:style-name="P5">A figura 1 mostra um exemplo de como as estruturas de dados foram montadas. Cada posição do vetor é ocupado por um aeroporto, com ID, nome da cidade, código e lista de adjacências. Cada vôo aponta para seu aeroporto de destino.</text:p>
      <text:p text:style-name="P2"/>
      <text:p text:style-name="P2"><text:soft-page-break/><draw:frame draw:style-name="fr1" draw:name="Objeto1" text:anchor-type="as-char" svg:width="15.236cm" svg:height="11.428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6">Funções</text:p>
      <text:list xml:id="list358227045" text:style-name="WW8Num1">
        <text:list-item>
          <text:p text:style-name="P3">Cadastra Aeroporto</text:p>
        </text:list-item>
      </text:list>
      <text:p text:style-name="P7">Essa é a função que insere os aeroportos no vetor. Primeiramente ela faz uma busca para encontrar alguma posição vazia, se não houver posição vazia, retorna uma mensagem de erro, se houver, insere o novo aeroporto e imprime a ID com que o aeroporto foi cadastrado.</text:p>
      <text:list xml:id="list1543894949" text:continue-numbering="true" text:style-name="WW8Num1">
        <text:list-item>
          <text:p text:style-name="P3">Cadastra Vôo</text:p>
        </text:list-item>
      </text:list>
      <text:p text:style-name="P7">Primeiramente, busca o aeroporto de origem e o de destino. O número do vôo é inserido no nodo cabeça do aeroporto de origem e é colocado um ponteiro para o aeroporto de destino. Um novo nodo cabeça é alocado e passa apontar para o nodo que contém o vôo que foi cadastrado.</text:p>
      <text:list xml:id="list1334024375" text:continue-numbering="true" text:style-name="WW8Num1">
        <text:list-item>
          <text:p text:style-name="P3">Remove Vôo</text:p>
        </text:list-item>
      </text:list>
      <text:p text:style-name="P7">Busca o aeroporto de origem, então percorre a lista de adjacências procurando pelo vôo a ser removido, usando como referência no número do vôo, sempre armazenando o nodo anterior. Quando encontra o nodo a ser removido, faz o nodo anterior apontar para o que <text:soft-page-break/>o nodo a ser removido apontava, então libera a memória alocada para o nodo.</text:p>
      <text:list xml:id="list1660595049" text:continue-numbering="true" text:style-name="WW8Num1">
        <text:list-item>
          <text:p text:style-name="P3">Imprime Vôos</text:p>
        </text:list-item>
      </text:list>
      <text:p text:style-name="P7">Percorre o vetor buscando o aeroporto passado como parâmetro, então percorre a lista de adjacências, imprimindo toda a lista encadeada de adjacências.</text:p>
      <text:list xml:id="list454918164" text:continue-numbering="true" text:style-name="WW8Num1">
        <text:list-item>
          <text:p text:style-name="P3">Imprime Tudo</text:p>
        </text:list-item>
      </text:list>
      <text:p text:style-name="P7">Percorre todo o vetor imprimindo a lista de adjacência de cada um deles.</text:p>
      <text:list xml:id="list80522371" text:continue-numbering="true" text:style-name="WW8Num1">
        <text:list-item>
          <text:p text:style-name="P3">Procura Vôo</text:p>
        </text:list-item>
      </text:list>
      <text:p text:style-name="P7">Função mais complexa do programa, ela deve buscar todos os caminhos possíveis de um aeroporto ao outro, com um número máximo de vôos, que é passado como parâmetro. Para isso, é usado um algoritmo de <text:span text:style-name="T1">backtracking</text:span> que, por sua vez, utiliza recursão. A figura 1 ilustra o funcionamento desse algoritmo.</text:p>
      <text:p text:style-name="P7"/>
      <text:p text:style-name="P5"/>
      <text:p text:style-name="P4">Conclusão</text:p>
      <text:p text:style-name="P5">A complexidade do programa reside, sobretudo, na função ProcuraVoo, que possui várias chamadas recursivas, sendo também o procedimento mais trabalhoso de se desenvolver, graças à sua implementação, que usa técnicas de força bruta – mais especificamente “<text:span text:style-name="T2">backtracking</text:span>”. As funções restante, basicamente, trabalham com listas, tanto encadeadas quanto implementadas com vet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Relatório</dc:title>
    <meta:initial-creator>flaviene</meta:initial-creator>
    <meta:creation-date>2011-06-14T08:44:00</meta:creation-date>
    <dc:creator>Flaviene Cristo</dc:creator>
    <dc:date>2011-06-17T15:59:43</dc:date>
    <meta:editing-cycles>5</meta:editing-cycles>
    <meta:editing-duration>PT01H36M00S</meta:editing-duration>
    <meta:document-statistic meta:table-count="0" meta:image-count="0" meta:object-count="1" meta:page-count="3" meta:paragraph-count="24" meta:word-count="618" meta:character-count="3655"/>
    <meta:generator>BrOffice.org/3.2$Unix OpenOffice.org_project/320m12$Build-9483</meta:generator>
    <meta:user-defined meta:name="Informações 1"/>
    <meta:user-defined meta:name="Informações 2"/>
    <meta:user-defined meta:name="Informações 3"/>
    <meta:user-defined meta:name="Informações 4"/>
  </office:meta>
</office:document-meta>
</file>